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cm" fo:min-width="8.5cm"/>
      <style:paragraph-properties style:writing-mode="lr-tb"/>
    </style:style>
    <style:style style:name="gr2" style:family="graphic" style:parent-style-name="standard">
      <style:graphic-properties svg:stroke-color="#111111" draw:fill-color="#ffffff" draw:textarea-vertical-align="middle"/>
    </style:style>
    <style:style style:name="gr3" style:family="graphic" style:parent-style-name="standard">
      <style:graphic-properties svg:stroke-color="#111111" draw:fill-color="#dee6ef" draw:textarea-horizontal-align="justify" draw:textarea-vertical-align="middle" draw:auto-grow-height="false" fo:min-height="1.69cm" fo:min-width="6.206cm"/>
      <style:paragraph-properties style:writing-mode="lr-tb"/>
    </style:style>
    <style:style style:name="gr4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1cm" fo:min-width="5.54cm"/>
      <style:paragraph-properties style:writing-mode="lr-tb"/>
    </style:style>
    <style:style style:name="gr6" style:family="graphic" style:parent-style-name="standard">
      <style:graphic-properties svg:stroke-color="#111111" draw:fill-color="#dde8cb" draw:textarea-horizontal-align="justify" draw:textarea-vertical-align="middle" draw:auto-grow-height="false" fo:min-height="1.628cm" fo:min-width="4.723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5cm"/>
      <style:paragraph-properties style:writing-mode="lr-tb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6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723cm" fo:min-width="3.82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1cm"/>
      <style:paragraph-properties style:writing-mode="lr-tb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731cm" fo:min-width="3.847cm"/>
      <style:paragraph-properties style:writing-mode="lr-tb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9cm" fo:min-width="5.666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727cm" fo:min-width="2.836cm"/>
      <style:paragraph-properties style:writing-mode="lr-tb"/>
    </style:style>
    <style:style style:name="gr1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6cm" fo:min-width="5.653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699cm" fo:min-width="4.922cm"/>
      <style:paragraph-properties style:writing-mode="lr-tb"/>
    </style:style>
    <style:style style:name="gr1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8cm" fo:min-width="5.567cm"/>
      <style:paragraph-properties style:writing-mode="lr-tb"/>
    </style:style>
    <style:style style:name="gr1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7cm"/>
      <style:paragraph-properties style:writing-mode="lr-tb"/>
    </style:style>
    <style:style style:name="gr19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5.094cm"/>
      <style:paragraph-properties style:writing-mode="lr-tb"/>
    </style:style>
    <style:style style:name="gr2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8cm"/>
      <style:paragraph-properties style:writing-mode="lr-tb"/>
    </style:style>
    <style:style style:name="gr21" style:family="graphic" style:parent-style-name="standard">
      <style:graphic-properties svg:stroke-color="#000000" draw:textarea-vertical-align="middle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41cm"/>
      <style:paragraph-properties style:writing-mode="lr-tb"/>
    </style:style>
    <style:style style:name="gr23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6.739cm"/>
      <style:paragraph-properties style:writing-mode="lr-tb"/>
    </style:style>
    <style:style style:name="gr2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9cm" fo:min-width="5.567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738cm"/>
      <style:paragraph-properties style:writing-mode="lr-tb"/>
    </style:style>
    <style:style style:name="gr26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2.79cm"/>
      <style:paragraph-properties style:writing-mode="lr-tb"/>
    </style:style>
    <style:style style:name="gr27" style:family="graphic" style:parent-style-name="standard">
      <style:graphic-properties svg:stroke-color="#111111" draw:fill-color="#dee6ef" draw:textarea-horizontal-align="justify" draw:textarea-vertical-align="middle" draw:auto-grow-height="false" fo:min-height="1.766cm" fo:min-width="5.286cm"/>
      <style:paragraph-properties style:writing-mode="lr-tb"/>
    </style:style>
    <style:style style:name="gr2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6cm"/>
      <style:paragraph-properties style:writing-mode="lr-tb"/>
    </style:style>
    <style:style style:name="gr2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7cm"/>
      <style:paragraph-properties style:writing-mode="lr-tb"/>
    </style:style>
    <style:style style:name="gr30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6cm"/>
      <style:paragraph-properties style:writing-mode="lr-tb"/>
    </style:style>
    <style:style style:name="gr3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2cm" fo:min-width="5.777cm"/>
      <style:paragraph-properties style:writing-mode="lr-tb"/>
    </style:style>
    <style:style style:name="gr32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5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6cm"/>
      <style:paragraph-properties style:writing-mode="lr-tb"/>
    </style:style>
    <style:style style:name="gr3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7cm"/>
      <style:paragraph-properties style:writing-mode="lr-tb"/>
    </style:style>
    <style:style style:name="gr35" style:family="graphic" style:parent-style-name="standard">
      <style:graphic-properties svg:stroke-color="#111111" draw:fill-color="#dde8cb" draw:textarea-horizontal-align="justify" draw:textarea-vertical-align="middle" draw:auto-grow-height="false" fo:min-height="1.112cm" fo:min-width="5.627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vertical-align="middle"/>
    </style:style>
    <style:style style:name="gr37" style:family="graphic" style:parent-style-name="standard">
      <style:graphic-properties svg:stroke-color="#111111" draw:fill-color="#dee6ef" draw:textarea-horizontal-align="justify" draw:textarea-vertical-align="middle" draw:auto-grow-height="false" fo:min-height="1.841cm" fo:min-width="4.087cm"/>
      <style:paragraph-properties style:writing-mode="lr-tb"/>
    </style:style>
    <style:style style:name="gr3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8cm"/>
      <style:paragraph-properties style:writing-mode="lr-tb"/>
    </style:style>
    <style:style style:name="gr3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6cm"/>
      <style:paragraph-properties style:writing-mode="lr-tb"/>
    </style:style>
    <style:style style:name="gr40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087cm"/>
      <style:paragraph-properties style:writing-mode="lr-tb"/>
    </style:style>
    <style:style style:name="gr4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8.125cm"/>
      <style:paragraph-properties style:writing-mode="lr-tb"/>
    </style:style>
    <style:style style:name="gr42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44cm"/>
      <style:paragraph-properties style:writing-mode="lr-tb"/>
    </style:style>
    <style:style style:name="gr4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7cm"/>
      <style:paragraph-properties style:writing-mode="lr-tb"/>
    </style:style>
    <style:style style:name="gr44" style:family="graphic" style:parent-style-name="standard">
      <style:graphic-properties svg:stroke-color="#111111" draw:fill-color="#dee6ef" draw:textarea-horizontal-align="justify" draw:textarea-vertical-align="middle" draw:auto-grow-height="false" fo:min-height="1.84cm" fo:min-width="5.146cm"/>
      <style:paragraph-properties style:writing-mode="lr-tb"/>
    </style:style>
    <style:style style:name="gr45" style:family="graphic" style:parent-style-name="standard">
      <style:graphic-properties svg:stroke-color="#111111" draw:fill-color="#dde8cb" draw:textarea-horizontal-align="justify" draw:textarea-vertical-align="middle" draw:auto-grow-height="false" fo:min-height="1.84cm" fo:min-width="5.852cm"/>
      <style:paragraph-properties style:writing-mode="lr-tb"/>
    </style:style>
    <style:style style:name="gr46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441cm"/>
      <style:paragraph-properties style:writing-mode="lr-tb"/>
    </style:style>
    <style:style style:name="gr47" style:family="graphic" style:parent-style-name="standard">
      <style:graphic-properties svg:stroke-color="#000000" draw:fill-color="#000000" draw:textarea-vertical-align="middle"/>
    </style:style>
    <style:style style:name="gr4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4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5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1.813cm" fo:min-width="3.678cm"/>
      <style:paragraph-properties style:writing-mode="lr-tb"/>
    </style:style>
    <style:style style:name="gr52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45cm" fo:min-width="5.921cm"/>
      <style:paragraph-properties style:writing-mode="lr-tb"/>
    </style:style>
    <style:style style:name="gr53" style:family="graphic" style:parent-style-name="standard">
      <style:graphic-properties svg:stroke-color="#000000" draw:fill-color="#dde8cb" draw:textarea-horizontal-align="justify" draw:textarea-vertical-align="middle" draw:auto-grow-height="false" fo:min-height="1.896cm" fo:min-width="4.568cm"/>
      <style:paragraph-properties style:writing-mode="lr-tb"/>
    </style:style>
    <style:style style:name="gr54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6cm"/>
      <style:paragraph-properties style:writing-mode="lr-tb"/>
    </style:style>
    <style:style style:name="gr5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7cm"/>
      <style:paragraph-properties style:writing-mode="lr-tb"/>
    </style:style>
    <style:style style:name="gr5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99cm" fo:min-width="6.177cm"/>
      <style:paragraph-properties style:writing-mode="lr-tb"/>
    </style:style>
    <style:style style:name="gr57" style:family="graphic" style:parent-style-name="standard">
      <style:graphic-properties svg:stroke-color="#000000" draw:fill-color="#dde8cb" draw:textarea-horizontal-align="justify" draw:textarea-vertical-align="middle" draw:auto-grow-height="false" fo:min-height="1.872cm" fo:min-width="5.589cm"/>
      <style:paragraph-properties style:writing-mode="lr-tb"/>
    </style:style>
    <style:style style:name="gr5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4cm" fo:min-width="6.104cm"/>
      <style:paragraph-properties style:writing-mode="lr-tb"/>
    </style:style>
    <style:style style:name="gr5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3cm" fo:min-width="6.104cm"/>
      <style:paragraph-properties style:writing-mode="lr-tb"/>
    </style:style>
    <style:style style:name="gr60" style:family="graphic" style:parent-style-name="standard">
      <style:graphic-properties svg:stroke-color="#000000" draw:fill-color="#dde8cb" draw:textarea-horizontal-align="justify" draw:textarea-vertical-align="middle" draw:auto-grow-height="false" fo:min-height="1.737cm" fo:min-width="5.202cm"/>
      <style:paragraph-properties style:writing-mode="lr-tb"/>
    </style:style>
    <style:style style:name="gr61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093cm" fo:min-width="5.685cm"/>
      <style:paragraph-properties style:writing-mode="lr-tb"/>
    </style:style>
    <style:style style:name="gr62" style:family="graphic" style:parent-style-name="standard">
      <style:graphic-properties draw:stroke="none" draw:fill="none" fo:min-height="0.557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9" style:family="paragraph"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ffffff" draw:opacity="0%"/>
      <style:paragraph-properties fo:text-align="start" style:writing-mode="lr-tb"/>
      <style:text-properties style:text-position="33% 58%"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3.25cm" svg:x="41cm" svg:y="17.75cm">
          <text:p text:style-name="P1"><text:span text:style-name="T1">DECOMP</text:span><text:span text:style-name="T1">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14.159cm" svg:x1="45.5cm" svg:y1="21cm" svg:x2="21.25cm" svg:y2="54cm" draw:start-shape="id1" draw:start-glue-point="2" draw:end-shape="id2" draw:end-glue-point="0" svg:d="M45500 21000v2341h-24250v30659" svg:viewBox="0 0 24251 33001">
          <text:p/>
        </draw:connector>
        <draw:connector draw:style-name="gr2" draw:text-style-name="P3" draw:layer="layout" svg:x1="45.5cm" svg:y1="21cm" svg:x2="37.186cm" svg:y2="25.064cm" draw:start-shape="id1" draw:start-glue-point="2" svg:d="M45500 21000v2283h-8314v1781" svg:viewBox="0 0 8315 4065">
          <text:p/>
        </draw:connector>
        <draw:g>
          <draw:g>
            <draw:custom-shape draw:style-name="gr3" draw:text-style-name="P5" draw:layer="layout" svg:width="6.706cm" svg:height="1.94cm" svg:x="33.999cm" svg:y="25cm">
              <text:p text:style-name="P4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32.689cm" svg:y1="25.958cm" svg:x2="33.999cm" svg:y2="25.958cm">
                <text:p/>
              </draw:line>
              <draw:custom-shape draw:style-name="gr5" draw:text-style-name="P8" draw:layer="layout" svg:width="6.04cm" svg:height="1.311cm" draw:transform="rotate (-0.000349065850398201) translate (26.793cm 25.299cm)">
                <text:p text:style-name="P7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40.705cm" svg:y1="25.988cm" svg:x2="42.015cm" svg:y2="25.988cm">
                  <text:p/>
                </draw:line>
                <draw:custom-shape draw:style-name="gr5" draw:text-style-name="P10" draw:layer="layout" svg:width="6.04cm" svg:height="1.311cm" draw:transform="rotate (-0.000349065850398201) translate (41.871cm 25.32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37.351cm" svg:y1="26.94cm" svg:x2="28.585cm" svg:y2="29.258cm" svg:d="M37351 26940v831h-8766v1487" svg:viewBox="0 0 8767 2319">
          <text:p/>
        </draw:connector>
        <draw:g>
          <draw:g>
            <draw:custom-shape draw:style-name="gr6" draw:text-style-name="P11" draw:layer="layout" svg:width="5.223cm" svg:height="1.878cm" svg:x="25.833cm" svg:y="28.278cm">
              <text:p text:style-name="P4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4.565cm" svg:y1="29.21cm" svg:x2="25.833cm" svg:y2="29.21cm">
                <text:p/>
              </draw:line>
              <draw:custom-shape draw:style-name="gr7" draw:text-style-name="P8" draw:layer="layout" svg:width="5.845cm" svg:height="1.269cm" draw:transform="skewX (-0.000872664625997165) rotate (-0.000523598775597623) translate (18.859cm 28.572cm)">
                <text:p text:style-name="P7"><text:span text:style-name="T3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1.056cm" svg:y1="29.622cm" svg:x2="32.324cm" svg:y2="29.622cm">
                  <text:p/>
                </draw:line>
                <draw:custom-shape draw:style-name="gr8" draw:text-style-name="P10" draw:layer="layout" svg:width="5.846cm" svg:height="1.269cm" draw:transform="skewX (-0.000872664625997165) rotate (-0.000523598775597623) translate (32.184cm 28.984cm)">
                  <text:p text:style-name="P9"><text:span text:style-name="T4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31.056cm" svg:y1="28.888cm" svg:x2="32.324cm" svg:y2="28.888cm">
                  <text:p/>
                </draw:line>
                <draw:custom-shape draw:style-name="gr8" draw:text-style-name="P10" draw:layer="layout" svg:width="5.846cm" svg:height="1.269cm" draw:transform="skewX (-0.000872664625997165) rotate (-0.000523598775597623) translate (32.184cm 28.25cm)">
                  <text:p text:style-name="P9"><text:span text:style-name="T4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37.351cm" svg:y1="26.94cm" svg:x2="45.704cm" svg:y2="29.258cm" svg:d="M37351 26940v831h8353v1487" svg:viewBox="0 0 8354 2319">
          <text:p/>
        </draw:connector>
        <draw:g>
          <draw:g>
            <draw:custom-shape draw:style-name="gr9" draw:text-style-name="P11" draw:layer="layout" svg:width="4.329cm" svg:height="1.973cm" svg:x="43.487cm" svg:y="29.033cm">
              <text:p text:style-name="P4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2.155cm" svg:y1="29.67cm" svg:x2="43.487cm" svg:y2="29.67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6.161cm 29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47.816cm" svg:y1="30.007cm" svg:x2="49.148cm" svg:y2="30.007cm">
                  <text:p/>
                </draw:line>
                <draw:custom-shape draw:style-name="gr11" draw:text-style-name="P10" draw:layer="layout" svg:width="6.14cm" svg:height="1.333cm" draw:transform="skewX (-0.000698131700797732) rotate (-0.000523598775597623) translate (49.002cm 29.337cm)">
                  <text:p text:style-name="P9"><text:span text:style-name="T4">A</text:span><text:span text:style-name="T4">rb</text:span><text:span text:style-name="T4">re</text:span><text:span text:style-name="T4">D</text:span><text:span text:style-name="T4">e</text:span><text:span text:style-name="T4">H</text:span><text:span text:style-name="T4">uf</text:span><text:span text:style-name="T4">f</text:span><text:span text:style-name="T4">m</text:span><text:span text:style-name="T4">a</text:span><text:span text:style-name="T4">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42.155cm" svg:y1="30.336cm" svg:x2="43.487cm" svg:y2="30.336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6.161cm 29.666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2" draw:text-style-name="P3" draw:layer="layout" draw:line-skew="1.998cm" svg:x1="37.351cm" svg:y1="26.94cm" svg:x2="45.704cm" svg:y2="32.894cm" svg:d="M37351 26940v5266h8353v688" svg:viewBox="0 0 8354 5955">
          <text:p/>
        </draw:connector>
        <draw:g>
          <draw:g>
            <draw:custom-shape draw:style-name="gr12" draw:text-style-name="P11" draw:layer="layout" svg:width="4.347cm" svg:height="1.981cm" svg:x="43.518cm" svg:y="32.775cm">
              <text:p text:style-name="P4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2.18cm" svg:y1="33.749cm" svg:x2="43.518cm" svg:y2="33.749cm">
                <text:p/>
              </draw:line>
              <draw:custom-shape draw:style-name="gr13" draw:text-style-name="P8" draw:layer="layout" svg:width="6.166cm" svg:height="1.339cm" draw:transform="skewX (-0.000698131700797732) rotate (-0.000523598775597623) translate (36.161cm 33.076cm)">
                <text:p text:style-name="P7"><text:span text:style-name="T4">Fi</text:span><text:span text:style-name="T4">le</text:span><text:span text:style-name="T4">D</text:span><text:span text:style-name="T4">e</text:span><text:span text:style-name="T4">P</text:span><text:span text:style-name="T4">ri</text:span><text:span text:style-name="T4">or</text:span><text:span text:style-name="T4">it</text:span><text:span text:style-name="T4">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47.865cm" svg:y1="33.753cm" svg:x2="49.203cm" svg:y2="33.753cm">
                  <text:p/>
                </draw:line>
                <draw:custom-shape draw:style-name="gr13" draw:text-style-name="P10" draw:layer="layout" svg:width="6.166cm" svg:height="1.339cm" draw:transform="skewX (-0.000698131700797732) rotate (-0.000523598775597623) translate (49.056cm 33.08cm)">
                  <text:p text:style-name="P9"><text:span text:style-name="T3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draw:line-skew="2.01cm" svg:x1="37.351cm" svg:y1="26.94cm" svg:x2="28.508cm" svg:y2="32.861cm" svg:d="M37351 26940v5266h-8843v655" svg:viewBox="0 0 8844 5922">
          <text:p/>
        </draw:connector>
        <draw:g>
          <draw:g>
            <draw:custom-shape draw:style-name="gr14" draw:text-style-name="P11" draw:layer="layout" svg:width="3.336cm" svg:height="1.977cm" svg:x="26.752cm" svg:y="32.785cm">
              <text:p text:style-name="P4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5.417cm" svg:y1="34.091cm" svg:x2="26.752cm" svg:y2="34.091cm">
                <text:p/>
              </draw:line>
              <draw:custom-shape draw:style-name="gr15" draw:text-style-name="P8" draw:layer="layout" svg:width="6.153cm" svg:height="1.336cm" draw:transform="skewX (-0.000698131700797732) rotate (-0.000523598775597623) translate (19.411cm 33.419cm)">
                <text:p text:style-name="P7"><text:span text:style-name="T3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0.088cm" svg:y1="33.761cm" svg:x2="31.423cm" svg:y2="33.761cm">
                  <text:p/>
                </draw:line>
                <draw:custom-shape draw:style-name="gr15" draw:text-style-name="P10" draw:layer="layout" svg:width="6.153cm" svg:height="1.336cm" draw:transform="rotate (-0.000349065850398201) translate (31.276cm 33.09cm)">
                  <text:p text:style-name="P9"><text:span text:style-name="T4">Fi</text:span><text:span text:style-name="T4">le</text:span><text:span text:style-name="T4">D</text:span><text:span text:style-name="T4">e</text:span><text:span text:style-name="T4">P</text:span><text:span text:style-name="T4">ri</text:span><text:span text:style-name="T4">or</text:span><text:span text:style-name="T4">it</text:span><text:span text:style-name="T4">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25.417cm" svg:y1="33.427cm" svg:x2="26.752cm" svg:y2="33.427cm">
                <text:p/>
              </draw:line>
              <draw:custom-shape draw:style-name="gr15" draw:text-style-name="P8" draw:layer="layout" svg:width="6.153cm" svg:height="1.336cm" draw:transform="skewX (-0.000698131700797732) rotate (-0.000523598775597623) translate (19.411cm 32.756cm)">
                <text:p text:style-name="P7"><text:span text:style-name="T4">ArbreDeHuffm</text:span><text:span text:style-name="T4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3" draw:id="id3">
            <draw:g>
              <draw:custom-shape draw:style-name="gr16" draw:text-style-name="P5" draw:layer="layout" svg:width="5.422cm" svg:height="1.949cm" svg:x="34.785cm" svg:y="35.506cm">
                <text:p text:style-name="P4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3.469cm" svg:y1="36.473cm" svg:x2="34.785cm" svg:y2="36.473cm">
                  <text:p/>
                </draw:line>
                <draw:custom-shape draw:style-name="gr17" draw:text-style-name="P8" draw:layer="layout" svg:width="6.067cm" svg:height="1.318cm" draw:transform="skewX (-0.000698131700797731) rotate (-0.000523598775597623) translate (27.547cm 35.811cm)">
                  <text:p text:style-name="P7"><text:span text:style-name="T3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0.206cm" svg:y1="36.497cm" svg:x2="41.522cm" svg:y2="36.497cm">
                    <text:p/>
                  </draw:line>
                  <draw:custom-shape draw:style-name="gr18" draw:text-style-name="P10" draw:layer="layout" svg:width="6.067cm" svg:height="1.317cm" draw:transform="skewX (-0.000698131700797732) rotate (-0.000523598775597623) translate (41.378cm 35.835cm)">
                    <text:p text:style-name="P9"><text:span text:style-name="T4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4" draw:id="id4">
            <draw:g>
              <draw:custom-shape draw:style-name="gr19" draw:text-style-name="P11" draw:layer="layout" svg:width="5.594cm" svg:height="1.949cm" svg:x="25.979cm" svg:y="39.1cm">
                <text:p text:style-name="P4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4.663cm" svg:y1="40.058cm" svg:x2="25.979cm" svg:y2="40.058cm">
                  <text:p/>
                </draw:line>
                <draw:custom-shape draw:style-name="gr20" draw:text-style-name="P8" draw:layer="layout" svg:width="6.068cm" svg:height="1.317cm" draw:transform="rotate (-0.000349065850398201) translate (18.74cm 39.39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1.573cm" svg:y1="40.058cm" svg:x2="32.889cm" svg:y2="40.058cm">
                    <text:p/>
                  </draw:line>
                  <draw:custom-shape draw:style-name="gr18" draw:text-style-name="P10" draw:layer="layout" svg:width="6.067cm" svg:height="1.317cm" draw:transform="rotate (-0.000349065850398201) translate (32.744cm 39.397cm)">
                    <text:p text:style-name="P9"><text:span text:style-name="T4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1" draw:text-style-name="P12" draw:layer="layout" svg:x1="37.496cm" svg:y1="37.455cm" svg:x2="28.775cm" svg:y2="39.1cm" draw:start-shape="id3" draw:start-glue-point="2" draw:end-shape="id4" draw:end-glue-point="0" svg:d="M37496 37455v822h-8721v823" svg:viewBox="0 0 8722 1646">
            <text:p/>
          </draw:connector>
          <draw:g xml:id="id5" draw:id="id5">
            <draw:g>
              <draw:custom-shape draw:style-name="gr22" draw:text-style-name="P11" draw:layer="layout" svg:width="6.91cm" svg:height="1.949cm" svg:x="42.101cm" svg:y="39.1cm">
                <text:p text:style-name="P4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0.785cm" svg:y1="40.058cm" svg:x2="42.101cm" svg:y2="40.058cm">
                  <text:p/>
                </draw:line>
                <draw:custom-shape draw:style-name="gr20" draw:text-style-name="P8" draw:layer="layout" svg:width="6.068cm" svg:height="1.317cm" draw:transform="rotate (-0.000349065850398201) translate (34.863cm 39.397cm)">
                  <text:p text:style-name="P7"><text:span text:style-name="T3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9.011cm" svg:y1="40.095cm" svg:x2="50.327cm" svg:y2="40.095cm">
                    <text:p/>
                  </draw:line>
                  <draw:custom-shape draw:style-name="gr17" draw:text-style-name="P10" draw:layer="layout" svg:width="6.067cm" svg:height="1.318cm" draw:transform="skewX (-0.000698131700797731) rotate (-0.000523598775597623) translate (50.183cm 39.433cm)">
                    <text:p text:style-name="P9"><text:span text:style-name="T4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1" draw:text-style-name="P12" draw:layer="layout" svg:x1="37.496cm" svg:y1="37.455cm" svg:x2="45.556cm" svg:y2="39.1cm" draw:start-shape="id3" draw:start-glue-point="2" draw:end-shape="id5" draw:end-glue-point="0" svg:d="M37496 37455v822h8060v823" svg:viewBox="0 0 8061 1646">
            <text:p/>
          </draw:connector>
          <draw:g xml:id="id7" draw:id="id7">
            <draw:g>
              <draw:custom-shape draw:style-name="gr23" draw:text-style-name="P11" draw:layer="layout" svg:width="7.239cm" svg:height="1.95cm" svg:x="25.65cm" svg:y="42.74cm">
                <text:p text:style-name="P4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4.334cm" svg:y1="43.374cm" svg:x2="25.65cm" svg:y2="43.374cm">
                  <text:p/>
                </draw:line>
                <draw:custom-shape draw:style-name="gr17" draw:text-style-name="P8" draw:layer="layout" svg:width="6.067cm" svg:height="1.318cm" draw:transform="skewX (-0.000698131700797732) rotate (-0.000698131700797933) translate (18.411cm 42.711cm)">
                  <text:p text:style-name="P7"><text:span text:style-name="T3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2.889cm" svg:y1="43.703cm" svg:x2="34.205cm" svg:y2="43.703cm">
                    <text:p/>
                  </draw:line>
                  <draw:custom-shape draw:style-name="gr17" draw:text-style-name="P10" draw:layer="layout" svg:width="6.067cm" svg:height="1.318cm" draw:transform="rotate (-0.000349065850398201) translate (34.06cm 43.041cm)">
                    <text:p text:style-name="P9"><text:span text:style-name="T3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24.334cm" svg:y1="44.036cm" svg:x2="25.65cm" svg:y2="44.036cm">
                  <text:p/>
                </draw:line>
                <draw:custom-shape draw:style-name="gr24" draw:text-style-name="P8" draw:layer="layout" svg:width="6.067cm" svg:height="1.319cm" draw:transform="skewX (-0.000698131700797732) rotate (-0.000698131700797933) translate (18.411cm 43.373cm)">
                  <text:p text:style-name="P7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" draw:id="id6">
            <draw:g>
              <draw:custom-shape draw:style-name="gr25" draw:text-style-name="P11" draw:layer="layout" svg:width="7.238cm" svg:height="1.949cm" svg:x="41.444cm" svg:y="42.749cm">
                <text:p text:style-name="P4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0.127cm" svg:y1="43.382cm" svg:x2="41.443cm" svg:y2="43.382cm">
                  <text:p/>
                </draw:line>
                <draw:custom-shape draw:style-name="gr18" draw:text-style-name="P8" draw:layer="layout" svg:width="6.067cm" svg:height="1.317cm" draw:transform="rotate (-0.000349065850398201) translate (34.205cm 42.72cm)">
                  <text:p text:style-name="P7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8.682cm" svg:y1="43.711cm" svg:x2="49.998cm" svg:y2="43.711cm">
                    <text:p/>
                  </draw:line>
                  <draw:custom-shape draw:style-name="gr18" draw:text-style-name="P10" draw:layer="layout" svg:width="6.067cm" svg:height="1.317cm" draw:transform="rotate (-0.000349065850398201) translate (49.854cm 43.049cm)">
                    <text:p text:style-name="P9"><text:span text:style-name="T4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40.127cm" svg:y1="44.044cm" svg:x2="41.443cm" svg:y2="44.044cm">
                  <text:p/>
                </draw:line>
                <draw:custom-shape draw:style-name="gr18" draw:text-style-name="P8" draw:layer="layout" svg:width="6.067cm" svg:height="1.317cm" draw:transform="rotate (-0.000349065850398201) translate (34.205cm 43.382cm)">
                  <text:p text:style-name="P7"><text:span text:style-name="T3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g>
              <draw:custom-shape draw:style-name="gr26" draw:text-style-name="P11" draw:layer="layout" svg:width="3.29cm" svg:height="1.95cm" svg:x="35.85cm" svg:y="45.051cm">
                <text:p text:style-name="P4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4.534cm" svg:y1="45.685cm" svg:x2="35.85cm" svg:y2="45.685cm">
                  <text:p/>
                </draw:line>
                <draw:custom-shape draw:style-name="gr18" draw:text-style-name="P8" draw:layer="layout" svg:width="6.067cm" svg:height="1.317cm" draw:transform="skewX (-0.000698131700797732) rotate (-0.000523598775597623) translate (28.611cm 45.023cm)">
                  <text:p text:style-name="P7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9.14cm" svg:y1="46.018cm" svg:x2="40.456cm" svg:y2="46.018cm">
                    <text:p/>
                  </draw:line>
                  <draw:custom-shape draw:style-name="gr18" draw:text-style-name="P10" draw:layer="layout" svg:width="6.067cm" svg:height="1.317cm" draw:transform="skewX (-0.000698131700797732) rotate (-0.000523598775597623) translate (40.312cm 45.356cm)">
                    <text:p text:style-name="P9"><text:span text:style-name="T3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34.534cm" svg:y1="46.347cm" svg:x2="35.85cm" svg:y2="46.347cm">
                  <text:p/>
                </draw:line>
                <draw:custom-shape draw:style-name="gr24" draw:text-style-name="P8" draw:layer="layout" svg:width="6.067cm" svg:height="1.319cm" draw:transform="skewX (-0.000698131700797732) rotate (-0.000698131700797933) translate (28.611cm 45.684cm)">
                  <text:p text:style-name="P7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1" draw:text-style-name="P12" draw:layer="layout" draw:line-skew="1.669cm" svg:x1="45.063cm" svg:y1="42.72cm" svg:x2="37.496cm" svg:y2="37.455cm" draw:start-shape="id6" draw:start-glue-point="0" draw:end-shape="id3" svg:d="M45063 42720v-964h-7567v-4301" svg:viewBox="0 0 7568 5266">
            <text:p/>
          </draw:connector>
          <draw:connector draw:style-name="gr21" draw:text-style-name="P12" draw:layer="layout" draw:line-skew="1.673cm" svg:x1="29.269cm" svg:y1="42.711cm" svg:x2="37.496cm" svg:y2="37.455cm" draw:start-shape="id7" draw:start-glue-point="0" draw:end-shape="id3" draw:end-glue-point="2" svg:d="M29269 42711v-955h8227v-4301" svg:viewBox="0 0 8228 5257">
            <text:p/>
          </draw:connector>
          <draw:connector draw:style-name="gr21" draw:text-style-name="P12" draw:layer="layout" svg:x1="37.496cm" svg:y1="37.455cm" svg:x2="37.495cm" svg:y2="45.023cm" draw:start-shape="id3" draw:start-glue-point="2" draw:end-shape="id8" draw:end-glue-point="0" svg:d="M37496 37455v3784h-1v3784" svg:viewBox="0 0 2 7569">
            <text:p/>
          </draw:connector>
        </draw:g>
        <draw:g>
          <draw:g>
            <draw:custom-shape draw:style-name="gr3" draw:text-style-name="P5" draw:layer="layout" svg:width="6.706cm" svg:height="1.94cm" svg:x="33.999cm" svg:y="25cm">
              <text:p text:style-name="P4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32.689cm" svg:y1="25.958cm" svg:x2="33.999cm" svg:y2="25.958cm">
                <text:p/>
              </draw:line>
              <draw:custom-shape draw:style-name="gr5" draw:text-style-name="P8" draw:layer="layout" svg:width="6.04cm" svg:height="1.311cm" draw:transform="rotate (-0.000349065850398201) translate (26.793cm 25.299cm)">
                <text:p text:style-name="P7"><text:span text:style-name="T4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40.705cm" svg:y1="25.988cm" svg:x2="42.015cm" svg:y2="25.988cm">
                  <text:p/>
                </draw:line>
                <draw:custom-shape draw:style-name="gr5" draw:text-style-name="P10" draw:layer="layout" svg:width="6.04cm" svg:height="1.311cm" draw:transform="rotate (-0.000349065850398201) translate (41.871cm 25.329cm)">
                  <text:p text:style-name="P9"><text:span text:style-name="T4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37.351cm" svg:y1="26.94cm" svg:x2="37.351cm" svg:y2="35.506cm" svg:d="M37351 26940v8566" svg:viewBox="0 0 1 8567">
          <text:p/>
        </draw:connector>
        <draw:g xml:id="id12" draw:id="id12">
          <draw:g xml:id="id9" draw:id="id9">
            <draw:custom-shape draw:style-name="gr27" draw:text-style-name="P5" draw:layer="layout" svg:width="5.786cm" svg:height="2.016cm" svg:x="52.195cm" svg:y="53cm">
              <text:p text:style-name="P4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0.833cm" svg:y1="54.001cm" svg:x2="52.195cm" svg:y2="54.001cm">
                <text:p/>
              </draw:line>
              <draw:custom-shape draw:style-name="gr28" draw:text-style-name="P8" draw:layer="layout" svg:width="6.276cm" svg:height="1.363cm" draw:transform="skewX (-0.000698131700797732) rotate (-0.000523598775597623) translate (44.707cm 53.31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7.981cm" svg:y1="53.999cm" svg:x2="59.343cm" svg:y2="53.999cm">
                  <text:p/>
                </draw:line>
                <draw:custom-shape draw:style-name="gr29" draw:text-style-name="P10" draw:layer="layout" svg:width="6.277cm" svg:height="1.363cm" draw:transform="rotate (-0.000349065850398201) translate (59.193cm 53.3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30" draw:text-style-name="P11" draw:layer="layout" svg:width="5.106cm" svg:height="2.016cm" svg:x="42.488cm" svg:y="57.734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1.127cm" svg:y1="58.735cm" svg:x2="42.489cm" svg:y2="58.735cm">
                <text:p/>
              </draw:line>
              <draw:custom-shape draw:style-name="gr31" draw:text-style-name="P8" draw:layer="layout" svg:width="6.277cm" svg:height="1.362cm" draw:transform="rotate (-0.000349065850398201) translate (35cm 58.051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47.594cm" svg:y1="58.734cm" svg:x2="48.956cm" svg:y2="58.734cm">
                  <text:p/>
                </draw:line>
                <draw:custom-shape draw:style-name="gr28" draw:text-style-name="P10" draw:layer="layout" svg:width="6.276cm" svg:height="1.363cm" draw:transform="skewX (-0.000698131700797732) rotate (-0.000523598775597623) translate (48.806cm 58.049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32" draw:text-style-name="P11" draw:layer="layout" svg:width="5.105cm" svg:height="2.016cm" svg:x="61.738cm" svg:y="58.25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0.377cm" svg:y1="59.25cm" svg:x2="61.739cm" svg:y2="59.25cm">
                <text:p/>
              </draw:line>
              <draw:custom-shape draw:style-name="gr33" draw:text-style-name="P8" draw:layer="layout" svg:width="6.276cm" svg:height="1.364cm" draw:transform="skewX (-0.000698131700797732) rotate (-0.000698131700797933) translate (54.25cm 58.565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6.844cm" svg:y1="59.249cm" svg:x2="68.206cm" svg:y2="59.249cm">
                  <text:p/>
                </draw:line>
                <draw:custom-shape draw:style-name="gr34" draw:text-style-name="P10" draw:layer="layout" svg:width="6.277cm" svg:height="1.364cm" draw:transform="rotate (-0.000349065850398201) translate (68.055cm 58.564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0" draw:id="id10">
            <draw:custom-shape draw:style-name="gr35" draw:text-style-name="P11" draw:layer="layout" svg:width="6.127cm" svg:height="1.362cm" svg:x="50.635cm" svg:y="60.884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9.274cm" svg:y1="61.565cm" svg:x2="50.636cm" svg:y2="61.565cm">
                <text:p/>
              </draw:line>
              <draw:custom-shape draw:style-name="gr31" draw:text-style-name="P8" draw:layer="layout" svg:width="6.277cm" svg:height="1.362cm" draw:transform="rotate (-0.000349065850398201) translate (43.146cm 60.88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6.762cm" svg:y1="61.569cm" svg:x2="58.124cm" svg:y2="61.569cm">
                  <text:p/>
                </draw:line>
                <draw:custom-shape draw:style-name="gr28" draw:text-style-name="P13" draw:layer="layout" svg:width="6.276cm" svg:height="1.363cm" draw:transform="skewX (-0.000698131700797732) rotate (-0.000523598775597623) translate (57.974cm 60.884cm)">
                  <text:p text:style-name="P9"><text:span text:style-name="T5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1" draw:text-style-name="P12" draw:layer="layout" svg:x1="55.088cm" svg:y1="55.016cm" svg:x2="53.698cm" svg:y2="60.88cm" draw:start-shape="id9" draw:start-glue-point="2" draw:end-shape="id10" draw:end-glue-point="0" svg:d="M55088 55016v2933h-1390v2931" svg:viewBox="0 0 1391 5865">
            <text:p/>
          </draw:connector>
        </draw:g>
        <draw:connector draw:style-name="gr21" draw:text-style-name="P12" xml:id="id11" draw:id="id11" draw:layer="layout" draw:line-skew="-5.064cm" svg:x1="55cm" svg:y1="56.364cm" svg:x2="44.627cm" svg:y2="57.899cm" svg:d="M55000 56364h-10250v1535h-123" svg:viewBox="0 0 10374 1536">
          <text:p/>
        </draw:connector>
        <draw:connector draw:style-name="gr21" draw:text-style-name="P12" draw:layer="layout" draw:line-skew="4.407cm" svg:x1="55cm" svg:y1="56.364cm" svg:x2="64.184cm" svg:y2="58.296cm" draw:start-shape="id11" draw:start-glue-point="2" svg:d="M55000 56364h9250v1932h-66" svg:viewBox="0 0 9251 1933">
          <text:p/>
        </draw:connector>
        <draw:connector draw:style-name="gr36" draw:text-style-name="P3" draw:layer="layout" draw:line-skew="-13.75cm" svg:x1="45.5cm" svg:y1="21cm" svg:x2="54.666cm" svg:y2="53cm" draw:start-shape="id1" draw:start-glue-point="2" draw:end-shape="id12" svg:d="M45500 21000v2250h9166v29750" svg:viewBox="0 0 9167 32001">
          <text:p/>
        </draw:connector>
        <draw:g xml:id="id20" draw:id="id20">
          <draw:g xml:id="id16" draw:id="id16">
            <draw:custom-shape draw:style-name="gr37" draw:text-style-name="P5" draw:layer="layout" svg:width="4.587cm" svg:height="2.091cm" svg:x="67.313cm" svg:y="30.25cm">
              <text:p text:style-name="P4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5.901cm" svg:y1="31.666cm" svg:x2="67.313cm" svg:y2="31.666cm">
                <text:p/>
              </draw:line>
              <draw:custom-shape draw:style-name="gr38" draw:text-style-name="P8" draw:layer="layout" svg:width="6.508cm" svg:height="1.413cm" draw:transform="rotate (-0.000349065850398201) translate (59.549cm 30.956cm)">
                <text:p text:style-name="P7"><text:span text:style-name="T6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9cm" svg:y1="30.96cm" svg:x2="73.312cm" svg:y2="30.96cm">
                  <text:p/>
                </draw:line>
                <draw:custom-shape draw:style-name="gr39" draw:text-style-name="P10" draw:layer="layout" svg:width="6.506cm" svg:height="1.413cm" draw:transform="skewX (-0.000698131700797732) rotate (-0.000523598775597623) translate (73.157cm 30.25cm)">
                  <text:p text:style-name="P9"><text:span text:style-name="T3">FichierBinair</text:span><text:span text:style-name="T3">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5.901cm" svg:y1="30.96cm" svg:x2="67.313cm" svg:y2="30.96cm">
                <text:p/>
              </draw:line>
              <draw:custom-shape draw:style-name="gr38" draw:text-style-name="P8" draw:layer="layout" svg:width="6.508cm" svg:height="1.413cm" draw:transform="skewX (-0.000698131700797732) rotate (-0.000523598775597623) translate (59.549cm 30.25cm)">
                <text:p text:style-name="P7"><text:span text:style-name="T4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9cm" svg:y1="31.662cm" svg:x2="73.312cm" svg:y2="31.662cm">
                  <text:p/>
                </draw:line>
                <draw:custom-shape draw:style-name="gr39" draw:text-style-name="P10" draw:layer="layout" svg:width="6.506cm" svg:height="1.413cm" draw:transform="skewX (-0.000698131700797732) rotate (-0.000523598775597623) translate (73.157cm 30.952cm)">
                  <text:p text:style-name="P9"><text:span text:style-name="T4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8" draw:id="id18">
            <draw:custom-shape draw:style-name="gr40" draw:text-style-name="P11" draw:layer="layout" svg:width="4.587cm" svg:height="2.091cm" svg:x="59.197cm" svg:y="34.841cm">
              <text:p text:style-name="P4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7.785cm" svg:y1="35.879cm" svg:x2="59.197cm" svg:y2="35.879cm">
                <text:p/>
              </draw:line>
              <draw:custom-shape draw:style-name="gr41" draw:text-style-name="P8" draw:layer="layout" svg:width="8.625cm" svg:height="1.413cm" draw:transform="rotate (-0.000349065850398201) translate (49.316cm 35.168cm)">
                <text:p text:style-name="P7"><text:span text:style-name="T4">FichierBinai</text:span><text:span text:style-name="T4">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3.784cm" svg:y1="35.547cm" svg:x2="65.196cm" svg:y2="35.547cm">
                  <text:p/>
                </draw:line>
                <draw:custom-shape draw:style-name="gr38" draw:text-style-name="P10" draw:layer="layout" svg:width="6.508cm" svg:height="1.413cm" draw:transform="rotate (-0.000349065850398201) translate (65.04cm 34.838cm)">
                  <text:p text:style-name="P9"><text:span text:style-name="T4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63.784cm" svg:y1="36.257cm" svg:x2="65.196cm" svg:y2="36.257cm">
                  <text:p/>
                </draw:line>
                <draw:custom-shape draw:style-name="gr38" draw:text-style-name="P10" draw:layer="layout" svg:width="6.508cm" svg:height="1.413cm" draw:transform="skewX (-0.000698131700797732) rotate (-0.000523598775597623) translate (65.04cm 35.547cm)">
                  <text:p text:style-name="P9"><text:span text:style-name="T4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9" draw:id="id19">
            <draw:custom-shape draw:style-name="gr42" draw:text-style-name="P11" draw:layer="layout" svg:width="4.94cm" svg:height="2.091cm" svg:x="60.263cm" svg:y="39.133cm">
              <text:p text:style-name="P4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8.851cm" svg:y1="39.838cm" svg:x2="60.263cm" svg:y2="39.838cm">
                <text:p/>
              </draw:line>
              <draw:custom-shape draw:style-name="gr43" draw:text-style-name="P8" draw:layer="layout" svg:width="6.507cm" svg:height="1.413cm" draw:transform="rotate (-0.000349065850398201) translate (52.5cm 39.129cm)">
                <text:p text:style-name="P7"><text:span text:style-name="T4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5.203cm" svg:y1="40.191cm" svg:x2="66.615cm" svg:y2="40.191cm">
                  <text:p/>
                </draw:line>
                <draw:custom-shape draw:style-name="gr43" draw:text-style-name="P10" draw:layer="layout" svg:width="6.507cm" svg:height="1.413cm" draw:transform="skewX (-0.000698131700797732) rotate (-0.000523598775597623) translate (66.46cm 39.481cm)">
                  <text:p text:style-name="P9"><text:span text:style-name="T4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58.851cm" svg:y1="40.544cm" svg:x2="60.263cm" svg:y2="40.544cm">
                <text:p/>
              </draw:line>
              <draw:custom-shape draw:style-name="gr43" draw:text-style-name="P8" draw:layer="layout" svg:width="6.507cm" svg:height="1.413cm" draw:transform="skewX (-0.000698131700797732) rotate (-0.000523598775597623) translate (52.5cm 39.834cm)">
                <text:p text:style-name="P7"><text:span text:style-name="T4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3" draw:id="id13">
            <draw:custom-shape draw:style-name="gr44" draw:text-style-name="P5" draw:layer="layout" svg:width="5.646cm" svg:height="2.09cm" svg:x="76.514cm" svg:y="39.633cm">
              <text:p text:style-name="P4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75.102cm" svg:y1="40.334cm" svg:x2="76.514cm" svg:y2="40.334cm">
                <text:p/>
              </draw:line>
              <draw:custom-shape draw:style-name="gr38" draw:text-style-name="P8" draw:layer="layout" svg:width="6.508cm" svg:height="1.413cm" draw:transform="rotate (-0.000349065850398201) translate (68.75cm 39.625cm)">
                <text:p text:style-name="P7"><text:span text:style-name="T4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2.16cm" svg:y1="40.691cm" svg:x2="83.572cm" svg:y2="40.691cm">
                  <text:p/>
                </draw:line>
                <draw:custom-shape draw:style-name="gr38" draw:text-style-name="P10" draw:layer="layout" svg:width="6.508cm" svg:height="1.413cm" draw:transform="skewX (-0.000698131700797732) rotate (-0.000698131700797933) translate (83.416cm 39.981cm)">
                  <text:p text:style-name="P9"><text:span text:style-name="T4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75.102cm" svg:y1="41.044cm" svg:x2="76.514cm" svg:y2="41.044cm">
                <text:p/>
              </draw:line>
              <draw:custom-shape draw:style-name="gr38" draw:text-style-name="P8" draw:layer="layout" svg:width="6.508cm" svg:height="1.413cm" draw:transform="skewX (-0.000698131700797732) rotate (-0.000523598775597623) translate (68.75cm 40.334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45" draw:text-style-name="P11" draw:layer="layout" svg:width="6.352cm" svg:height="2.09cm" svg:x="76.135cm" svg:y="34.838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74.724cm" svg:y1="35.896cm" svg:x2="76.136cm" svg:y2="35.896cm">
                <text:p/>
              </draw:line>
              <draw:custom-shape draw:style-name="gr39" draw:text-style-name="P8" draw:layer="layout" svg:width="6.506cm" svg:height="1.413cm" draw:transform="skewX (-0.000698131700797732) rotate (-0.000523598775597623) translate (68.372cm 35.186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2.487cm" svg:y1="35.896cm" svg:x2="83.899cm" svg:y2="35.896cm">
                  <text:p/>
                </draw:line>
                <draw:custom-shape draw:style-name="gr43" draw:text-style-name="P10" draw:layer="layout" svg:width="6.507cm" svg:height="1.413cm" draw:transform="skewX (-0.000698131700797732) rotate (-0.000523598775597623) translate (83.743cm 35.186cm)">
                  <text:p text:style-name="P9"><text:span text:style-name="T4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4" draw:id="id14">
            <draw:custom-shape draw:style-name="gr46" draw:text-style-name="P11" draw:layer="layout" svg:width="4.941cm" svg:height="2.091cm" svg:x="59.549cm" svg:y="43.659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64.49cm" svg:y1="44.718cm" svg:x2="65.902cm" svg:y2="44.718cm">
                  <text:p/>
                </draw:line>
                <draw:custom-shape draw:style-name="gr38" draw:text-style-name="P10" draw:layer="layout" svg:width="6.508cm" svg:height="1.413cm" draw:transform="rotate (-0.000349065850398201) translate (65.746cm 44.009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58.138cm" svg:y1="44.718cm" svg:x2="59.55cm" svg:y2="44.718cm">
                <text:p/>
              </draw:line>
              <draw:custom-shape draw:style-name="gr43" draw:text-style-name="P8" draw:layer="layout" svg:width="6.507cm" svg:height="1.413cm" draw:transform="rotate (-0.000349065850398201) translate (51.786cm 44.009cm)">
                <text:p text:style-name="P7"><text:span text:style-name="T3">ArbreDeHuff</text:span><text:span text:style-name="T3">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42" draw:text-style-name="P11" draw:layer="layout" svg:width="4.94cm" svg:height="2.091cm" svg:x="77.547cm" svg:y="43.659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82.487cm" svg:y1="44.718cm" svg:x2="83.899cm" svg:y2="44.718cm">
                  <text:p/>
                </draw:line>
                <draw:custom-shape draw:style-name="gr43" draw:text-style-name="P10" draw:layer="layout" svg:width="6.507cm" svg:height="1.413cm" draw:transform="rotate (-0.000349065850398201) translate (83.743cm 44.009cm)">
                  <text:p text:style-name="P9"><text:span text:style-name="T3">ArbreDeHuffma</text:span><text:span text:style-name="T3">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76.135cm" svg:y1="44.718cm" svg:x2="77.547cm" svg:y2="44.718cm">
                <text:p/>
              </draw:line>
              <draw:custom-shape draw:style-name="gr39" draw:text-style-name="P8" draw:layer="layout" svg:width="6.506cm" svg:height="1.413cm" draw:transform="rotate (-0.000349065850398201) translate (69.784cm 44.009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21" draw:text-style-name="P12" draw:layer="layout" svg:x1="79.337cm" svg:y1="41.75cm" svg:x2="62.02cm" svg:y2="43.659cm" draw:start-shape="id13" draw:start-glue-point="2" draw:end-shape="id14" draw:end-glue-point="0" svg:d="M79337 41750v954h-17317v955" svg:viewBox="0 0 17318 1910">
            <text:p/>
          </draw:connector>
          <draw:connector draw:style-name="gr47" draw:text-style-name="P14" draw:layer="layout" svg:x1="79.337cm" svg:y1="41.75cm" svg:x2="80.017cm" svg:y2="43.659cm" draw:start-shape="id13" draw:start-glue-point="2" draw:end-shape="id15" draw:end-glue-point="0" svg:d="M79337 41750v954h680v955" svg:viewBox="0 0 681 1910">
            <text:p/>
          </draw:connector>
          <draw:connector draw:style-name="gr47" draw:text-style-name="P14" draw:layer="layout" svg:x1="69.606cm" svg:y1="32.371cm" svg:x2="79.311cm" svg:y2="34.838cm" draw:start-shape="id16" draw:start-glue-point="2" draw:end-shape="id17" draw:end-glue-point="0" svg:d="M69606 32371v1233h9705v1234" svg:viewBox="0 0 9706 2468">
            <text:p/>
          </draw:connector>
          <draw:connector draw:style-name="gr47" draw:text-style-name="P14" draw:layer="layout" svg:x1="60.432cm" svg:y1="34.838cm" svg:x2="69.606cm" svg:y2="32.371cm" draw:start-shape="id18" draw:start-glue-point="0" draw:end-shape="id16" draw:end-glue-point="2" svg:d="M60432 34838v-1234h9174v-1233" svg:viewBox="0 0 9175 2468">
            <text:p/>
          </draw:connector>
          <draw:connector draw:style-name="gr47" draw:text-style-name="P14" draw:layer="layout" draw:line-skew="2cm" svg:x1="69.606cm" svg:y1="32.371cm" svg:x2="62.733cm" svg:y2="39.129cm" draw:start-shape="id16" draw:start-glue-point="2" draw:end-shape="id19" draw:end-glue-point="0" svg:d="M69606 32371v5379h-6873v1379" svg:viewBox="0 0 6874 6759">
            <text:p/>
          </draw:connector>
          <draw:connector draw:style-name="gr47" draw:text-style-name="P14" draw:layer="layout" draw:line-skew="2.002cm" svg:x1="69.606cm" svg:y1="32.371cm" svg:x2="79.337cm" svg:y2="39.625cm" draw:start-shape="id16" draw:start-glue-point="2" draw:end-shape="id13" draw:end-glue-point="0" svg:d="M69606 32371v5629h9731v1625" svg:viewBox="0 0 9732 7255">
            <text:p/>
          </draw:connector>
        </draw:g>
        <draw:connector draw:style-name="gr47" draw:text-style-name="P14" draw:layer="layout" draw:line-skew="-2.375cm" svg:x1="45.5cm" svg:y1="21cm" svg:x2="69.783cm" svg:y2="30.25cm" draw:start-shape="id1" draw:start-glue-point="2" draw:end-shape="id20" draw:end-glue-point="0" svg:d="M45500 21000v2250h24283v7000" svg:viewBox="0 0 24284 9251">
          <text:p/>
        </draw:connector>
        <draw:g xml:id="id2" draw:id="id2">
          <draw:g>
            <draw:g>
              <draw:custom-shape draw:style-name="gr48" draw:text-style-name="P5" draw:layer="layout" svg:width="4.75cm" svg:height="1.481cm" svg:x="18.345cm" svg:y="54cm">
                <text:p text:style-name="P4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9" draw:text-style-name="P6" draw:layer="layout" svg:x1="17.345cm" svg:y1="54.735cm" svg:x2="18.345cm" svg:y2="54.735cm">
                  <text:p/>
                </draw:line>
                <draw:custom-shape draw:style-name="gr50" draw:text-style-name="P8" draw:layer="layout" svg:width="4.61cm" svg:height="1.001cm" draw:transform="rotate (-0.000349065850398201) translate (12.845cm 54.232cm)">
                  <text:p text:style-name="P7"><text:span text:style-name="T5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9" draw:text-style-name="P6" draw:layer="layout" svg:x1="23.095cm" svg:y1="54.731cm" svg:x2="24.095cm" svg:y2="54.731cm">
                    <text:p/>
                  </draw:line>
                  <draw:custom-shape draw:style-name="gr50" draw:text-style-name="P10" draw:layer="layout" svg:width="4.61cm" svg:height="1.001cm" draw:transform="rotate (-0.000349065850398201) translate (23.985cm 54.228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1" draw:id="id21">
            <draw:g>
              <draw:custom-shape draw:style-name="gr51" draw:text-style-name="P11" draw:layer="layout" svg:width="4.178cm" svg:height="2.063cm" svg:x="27.161cm" svg:y="64.935cm">
                <text:p text:style-name="P4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9" draw:text-style-name="P6" draw:layer="layout" svg:x1="25.768cm" svg:y1="65.985cm" svg:x2="27.161cm" svg:y2="65.985cm">
                  <text:p/>
                </draw:line>
                <draw:custom-shape draw:style-name="gr52" draw:text-style-name="P8" draw:layer="layout" svg:width="6.421cm" svg:height="1.395cm" draw:transform="rotate (-0.000349065850398201) translate (19.5cm 65.284cm)">
                  <text:p text:style-name="P7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9" draw:text-style-name="P6" draw:layer="layout" svg:x1="31.339cm" svg:y1="65.632cm" svg:x2="32.732cm" svg:y2="65.632cm">
                    <text:p/>
                  </draw:line>
                  <draw:custom-shape draw:style-name="gr52" draw:text-style-name="P10" draw:layer="layout" svg:width="6.421cm" svg:height="1.395cm" draw:transform="rotate (-0.000349065850398201) translate (32.579cm 64.931cm)">
                    <text:p text:style-name="P9"><text:span text:style-name="T3">Fi</text:span><text:span text:style-name="T3">c</text:span><text:span text:style-name="T3">hi</text:span><text:span text:style-name="T3">er</text:span><text:span text:style-name="T3">Bi</text:span><text:span text:style-name="T3">n</text:span><text:span text:style-name="T3">ai</text:span><text:span text:style-name="T3">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9" draw:text-style-name="P6" draw:layer="layout" svg:x1="31.339cm" svg:y1="66.332cm" svg:x2="32.732cm" svg:y2="66.332cm">
                    <text:p/>
                  </draw:line>
                  <draw:custom-shape draw:style-name="gr52" draw:text-style-name="P10" draw:layer="layout" svg:width="6.421cm" svg:height="1.395cm" draw:transform="rotate (-0.000349065850398201) translate (32.579cm 65.631cm)">
                    <text:p text:style-name="P9"><text:span text:style-name="T3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3" draw:id="id23">
            <draw:g>
              <draw:custom-shape draw:style-name="gr53" draw:text-style-name="P11" draw:layer="layout" svg:width="5.068cm" svg:height="2.146cm" svg:x="24.811cm" svg:y="57.353cm">
                <text:p text:style-name="P4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9" draw:text-style-name="P6" draw:layer="layout" svg:x1="23.362cm" svg:y1="58.445cm" svg:x2="24.81cm" svg:y2="58.445cm">
                  <text:p/>
                </draw:line>
                <draw:custom-shape draw:style-name="gr54" draw:text-style-name="P8" draw:layer="layout" svg:width="6.676cm" svg:height="1.45cm" draw:transform="skewX (-0.000698131700797732) rotate (-0.000349065850398201) translate (16.845cm 57.717cm)">
                  <text:p text:style-name="P7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9" draw:text-style-name="P6" draw:layer="layout" svg:x1="29.879cm" svg:y1="58.077cm" svg:x2="31.327cm" svg:y2="58.077cm">
                    <text:p/>
                  </draw:line>
                  <draw:custom-shape draw:style-name="gr55" draw:text-style-name="P10" draw:layer="layout" svg:width="6.677cm" svg:height="1.45cm" draw:transform="skewX (-0.000698131700797732) rotate (-0.000349065850398201) translate (31.168cm 57.349cm)">
                    <text:p text:style-name="P9"><text:span text:style-name="T3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9" draw:text-style-name="P6" draw:layer="layout" svg:x1="29.879cm" svg:y1="58.802cm" svg:x2="31.327cm" svg:y2="58.802cm">
                    <text:p/>
                  </draw:line>
                  <draw:custom-shape draw:style-name="gr56" draw:text-style-name="P10" draw:layer="layout" svg:width="6.677cm" svg:height="1.449cm" draw:transform="skewX (-0.000698131700797732) rotate (-0.000349065850398201) translate (31.168cm 58.074cm)">
                    <text:p text:style-name="P9"><text:span text:style-name="T3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>
            <draw:g>
              <draw:custom-shape draw:style-name="gr57" draw:text-style-name="P11" draw:layer="layout" svg:width="6.089cm" svg:height="2.122cm" svg:x="11.378cm" svg:y="65.025cm">
                <text:p text:style-name="P4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9" draw:text-style-name="P6" draw:layer="layout" svg:x1="9.946cm" svg:y1="65.746cm" svg:x2="11.378cm" svg:y2="65.746cm">
                  <text:p/>
                </draw:line>
                <draw:custom-shape draw:style-name="gr58" draw:text-style-name="P8" draw:layer="layout" svg:width="6.604cm" svg:height="1.434cm" draw:transform="skewX (-0.000698131700797732) rotate (-0.000349065850398201) translate (3.5cm 65.025cm)">
                  <text:p text:style-name="P7"><text:span text:style-name="T3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9" draw:text-style-name="P6" draw:layer="layout" svg:x1="17.466cm" svg:y1="66.104cm" svg:x2="18.898cm" svg:y2="66.104cm">
                    <text:p/>
                  </draw:line>
                  <draw:custom-shape draw:style-name="gr59" draw:text-style-name="P10" draw:layer="layout" svg:width="6.604cm" svg:height="1.433cm" draw:transform="rotate (-0.000174532925199667) translate (18.741cm 65.384cm)">
                    <text:p text:style-name="P9"><text:span text:style-name="T3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9" draw:text-style-name="P6" draw:layer="layout" svg:x1="9.946cm" svg:y1="66.466cm" svg:x2="11.378cm" svg:y2="66.466cm">
                  <text:p/>
                </draw:line>
                <draw:custom-shape draw:style-name="gr58" draw:text-style-name="P8" draw:layer="layout" svg:width="6.604cm" svg:height="1.434cm" draw:transform="skewX (-0.000698131700797732) rotate (-0.000349065850398201) translate (3.5cm 65.745cm)">
                  <text:p text:style-name="P7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2" draw:id="id22">
            <draw:g>
              <draw:custom-shape draw:style-name="gr60" draw:text-style-name="P11" draw:layer="layout" svg:width="5.702cm" svg:height="1.987cm" svg:x="11.514cm" svg:y="58.025cm">
                <text:p text:style-name="P4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49" draw:text-style-name="P6" draw:layer="layout" svg:x1="17.216cm" svg:y1="59.035cm" svg:x2="18.558cm" svg:y2="59.035cm">
                    <text:p/>
                  </draw:line>
                  <draw:custom-shape draw:style-name="gr61" draw:text-style-name="P10" draw:layer="layout" svg:width="6.185cm" svg:height="1.343cm" draw:transform="skewX (-0.000698131700797732) rotate (-0.000523598775597623) translate (18.41cm 58.36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9" draw:text-style-name="P6" draw:layer="layout" svg:x1="10.172cm" svg:y1="59.043cm" svg:x2="11.514cm" svg:y2="59.043cm">
                  <text:p/>
                </draw:line>
                <draw:custom-shape draw:style-name="gr61" draw:text-style-name="P8" draw:layer="layout" svg:width="6.185cm" svg:height="1.343cm" draw:transform="skewX (-0.000698131700797732) rotate (-0.000523598775597623) translate (4.135cm 58.36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1" draw:text-style-name="P12" draw:layer="layout" draw:line-skew="1.963cm" svg:x1="20.72cm" svg:y1="55.506cm" svg:x2="29.25cm" svg:y2="64.931cm" draw:end-shape="id21" draw:end-glue-point="0" svg:d="M20720 55506v6425h8530v3000" svg:viewBox="0 0 8531 9426">
            <text:p/>
          </draw:connector>
          <draw:connector draw:style-name="gr21" draw:text-style-name="P12" draw:layer="layout" draw:line-skew="1.737cm" svg:x1="20.72cm" svg:y1="55.506cm" svg:x2="14.585cm" svg:y2="65.069cm" svg:d="M20720 55506v6519h-6135v3044" svg:viewBox="0 0 6136 9564">
            <text:p/>
          </draw:connector>
          <draw:connector draw:style-name="gr21" draw:text-style-name="P12" draw:layer="layout" svg:x1="20.72cm" svg:y1="55.506cm" svg:x2="14.365cm" svg:y2="58.025cm" draw:end-shape="id22" draw:end-glue-point="0" svg:d="M20720 55506v1009h-6355v1510" svg:viewBox="0 0 6356 2520">
            <text:p/>
          </draw:connector>
          <draw:connector draw:style-name="gr21" draw:text-style-name="P12" draw:layer="layout" svg:x1="20.72cm" svg:y1="55.506cm" svg:x2="27.345cm" svg:y2="57.349cm" draw:end-shape="id23" draw:end-glue-point="0" svg:d="M20720 55506v672h6625v1171" svg:viewBox="0 0 6626 1844">
            <text:p/>
          </draw:connector>
        </draw:g>
        <draw:frame draw:style-name="gr62" draw:text-style-name="P15" draw:layer="layout" svg:width="3.072cm" svg:height="0.807cm" svg:x="29.75cm" svg:y="25.5cm">
          <draw:text-box>
            <text:p><text:span text:style-name="T4">Statistiques</text:span></text:p>
          </draw:text-box>
        </draw:frame>
        <draw:frame draw:style-name="gr62" draw:text-style-name="P15" draw:layer="layout" svg:width="4.202cm" svg:height="0.807cm" svg:x="41.798cm" svg:y="25.5cm">
          <draw:text-box>
            <text:p><text:span text:style-name="T4">ArbreDeHuffm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5T02:54:18.299785362</dc:date>
    <meta:editing-duration>PT5H41M42S</meta:editing-duration>
    <meta:editing-cycles>46</meta:editing-cycles>
    <meta:generator>LibreOffice/7.3.7.2$Linux_X86_64 LibreOffice_project/30$Build-2</meta:generator>
    <meta:document-statistic meta:object-count="350"/>
  </office:meta>
</office:document-meta>
</file>